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New" fo:font-size="9.5pt" style:font-name-asian="Courier New1" style:font-size-asian="9.5pt" style:font-name-complex="Courier New1" style:font-size-complex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ESENVOLVIMENTO DE APLICAÇÕES WEB I</text:span></text:p>
      <text:p text:style-name="P1"/>
      <text:p text:style-name="Standard">ALUNAS: STHEFFANY CRUVINEL MARTINS</text:p>
      <text:p text:style-name="Standard"><text:tab/> <text:s text:c="3"/>ALINY ALVES DUTRA</text:p>
      <text:p text:style-name="Standard"><text:tab/> <text:s text:c="3"/>ANA CRISTINA THIERSCH</text:p>
      <text:p text:style-name="Standard"/>
      <text:p text:style-name="Standard">ETAPA 1 - INSTALAÇÕES:</text:p>
      <text:p text:style-name="Standard"><text:s/><text:tab/></text:p>
      <text:p text:style-name="Standard">Passo 1) Baixar a última versão do Node.JS 64-bit <text:span text:style-name="T2">(v21.6.2)</text:span></text:p>
      <text:p text:style-name="Standard"/>
      <text:p text:style-name="Standard">Passo 2) Executar os comandos: </text:p>
      <text:p text:style-name="P2"><text:span text:style-name="T2">sudo apt-get install curl </text:span></text:p>
      <text:p text:style-name="P2"><text:span text:style-name="T2">curl -fsSL https://deb.nodesource.com/setup_lts.x | sudo -E bash -</text:span></text:p>
      <text:p text:style-name="P2"><text:span text:style-name="T2">sudo apt-get install -y nodejs</text:span></text:p>
      <text:p text:style-name="P2"><text:span text:style-name="T2">sudo npm install -g n</text:span></text:p>
      <text:p text:style-name="P2"><text:span text:style-name="T2">sudo n latest (Atualiza o node para a ultima versão (v21.6.2))</text:span></text:p>
      <text:p text:style-name="P2"><text:span text:style-name="T2">node --version (Saber a versão do Node instalada)</text:span></text:p>
      <text:p text:style-name="P3"/>
      <text:p text:style-name="Standard">Passo 3) Instalar o VSCode para Linux Ubuntu, no link: <text:s/><text:span text:style-name="T3">https://code.visualstudio.com/download</text:span></text:p>
      <text:p text:style-name="Standard"/>
      <text:p text:style-name="Standard">Passo 4) Instalar o Express (v4.18.2): npm install express </text:p>
      <text:p text:style-name="Standard"/>
      <text:p text:style-name="Standard">Passo 5) Para saber se a instalação do Express funcionou, execute o comando: npm list express</text:p>
      <text:p text:style-name="Standard"/>
      <text:p text:style-name="Standard">Passo 6) Instalar o MongoDB (Versão 7.0): </text:p>
      <text:p text:style-name="P4"><text:soft-page-break/>sudo apt-get install gnupg curl</text:p>
      <text:p text:style-name="P4">curl -fsSL https://pgp.mongodb.com/server-4.2.asc | \</text:p>
      <text:p text:style-name="P4"><text:s text:c="3"/>sudo gpg -o /usr/share/keyrings/mongodb-server-4.2.gpg \</text:p>
      <text:p text:style-name="P4"><text:s text:c="3"/>--dearmor</text:p>
      <text:p text:style-name="Standard"/>
      <text:p text:style-name="Standard"/>
      <text:p text:style-name="Standard"><text:tab/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136" meta:character-count="930" meta:non-whitespace-character-count="792"/>
    <meta:generator>LibreOfficeDev/6.0.5.2$Linux_X86_64 LibreOffice_project/</meta:generator>
  </office:meta>
</office:document-meta>
</file>